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sv_categories_normalized_rating" table:style-name="ta1">
        <table:shapes>
          <draw:frame draw:z-index="0" draw:style-name="gr1" draw:text-style-name="P1" svg:width="453.66pt" svg:height="255.26pt" svg:x="264.22pt" svg:y="40.65pt">
            <loext:p draw:notify-on-update-of-ranges="csv_categories_normalized_rating.A1:csv_categories_normalized_rating.A10 csv_categories_normalized_rating.B1:csv_categories_normalized_rating.B10 csv_categories_normalized_rating.C1:csv_categories_normalized_rating.C10 csv_categories_normalized_rating.D1:csv_categories_normalized_rating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485714285714286" calcext:value-type="float">
            <text:p>0.48571428571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1109022556391" calcext:value-type="float">
            <text:p>0.31109022556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2" calcext:value-type="float">
            <text:p>0.52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424242424242424" calcext:value-type="float">
            <text:p>0.424242424242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443609022556391" calcext:value-type="float">
            <text:p>0.443609022556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0.27027027027027" calcext:value-type="float">
            <text:p>0.27027027027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406960227272727" calcext:value-type="float">
            <text:p>0.406960227272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443076923076923" calcext:value-type="float">
            <text:p>0.443076923076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26315789473684" calcext:value-type="float">
            <text:p>0.052631578947369</text:p>
          </table:table-cell>
          <table:table-cell office:value-type="float" office:value="0.393887945670628" calcext:value-type="float">
            <text:p>0.393887945670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0731707317073" calcext:value-type="float">
            <text:p>0.170731707317073</text:p>
          </table:table-cell>
          <table:table-cell office:value-type="float" office:value="0.469843070523728" calcext:value-type="float">
            <text:p>0.46984307052372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23:02:35.344421629</dc:date>
    <meta:editing-duration>PT3M42S</meta:editing-duration>
    <meta:editing-cycles>1</meta:editing-cycles>
    <meta:document-statistic meta:table-count="1" meta:cell-count="40" meta:object-count="1"/>
    <meta:generator>LibreOffice/5.2.3.3$Linux_X86_64 LibreOffice_project/2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bar" chart:style-name="ch1">
        <chart:plot-area chart:style-name="ch2" table:cell-range-address="csv_categories_normalized_rating.A1:csv_categories_normalized_rating.D10" chart:data-source-has-labels="column" svg:x="0.32cm" svg:y="0.18cm" svg:width="15.365cm" svg:height="8.646cm">
          <chartooo:coordinate-region svg:x="1.047cm" svg:y="0.38cm" svg:width="14.638cm" svg:height="7.799cm"/>
          <chart:axis chart:dimension="x" chart:name="primary-x" chart:style-name="ch3" chartooo:axis-type="auto">
            <chartooo:date-scale/>
            <chart:categories table:cell-range-address="csv_categories_normalized_rating.A1:csv_categories_normalized_rating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sv_categories_normalized_rating.B1:csv_categories_normalized_rating.B10" chart:class="chart:bar">
            <chart:data-point chart:repeated="10"/>
          </chart:series>
          <chart:series chart:style-name="ch7" chart:values-cell-range-address="csv_categories_normalized_rating.C1:csv_categories_normalized_rating.C10" chart:class="chart:bar">
            <chart:data-point chart:repeated="10"/>
          </chart:series>
          <chart:series chart:style-name="ch8" chart:values-cell-range-address="csv_categories_normalized_rating.D1:csv_categories_normalized_rating.D1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26">
                <text:p>26</text:p>
                <draw:g>
                  <svg:desc>csv_categories_normalized_rating.A1:csv_categories_normalized_rating.A10</svg:desc>
                </draw:g>
              </table:table-cell>
              <table:table-cell office:value-type="float" office:value="0.214285714285714">
                <text:p>0.214285714285714</text:p>
                <draw:g>
                  <svg:desc>csv_categories_normalized_rating.B1:csv_categories_normalized_rating.B10</svg:desc>
                </draw:g>
              </table:table-cell>
              <table:table-cell office:value-type="float" office:value="0.485714285714286">
                <text:p>0.485714285714286</text:p>
                <draw:g>
                  <svg:desc>csv_categories_normalized_rating.C1:csv_categories_normalized_rating.C10</svg:desc>
                </draw:g>
              </table:table-cell>
              <table:table-cell office:value-type="float" office:value="1">
                <text:p>1</text:p>
                <draw:g>
                  <svg:desc>csv_categories_normalized_rating.D1:csv_categories_normalized_rating.D10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9375">
                <text:p>0.09375</text:p>
              </table:table-cell>
              <table:table-cell office:value-type="float" office:value="0.31109022556391">
                <text:p>0.31109022556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2">
                <text:p>0.5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443609022556391">
                <text:p>0.443609022556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25">
                <text:p>0.125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406960227272727">
                <text:p>0.4069602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443076923076923">
                <text:p>0.44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393887945670628">
                <text:p>0.393887945670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469843070523728">
                <text:p>0.46984307052372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